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fill-color="#729fcf" draw:textarea-vertical-align="middle"/>
    </style:style>
    <style:style style:name="gr3" style:family="graphic" style:parent-style-name="standard">
      <style:graphic-properties svg:stroke-color="#ff420e" draw:fill="none" draw:fill-color="#729fcf" draw:textarea-vertical-align="middle"/>
    </style:style>
    <style:style style:name="gr4" style:family="graphic" style:parent-style-name="standard">
      <style:graphic-properties svg:stroke-color="#333333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111111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ff420e" draw:fill="none" draw:textarea-vertical-align="middle"/>
    </style:style>
    <style:style style:name="gr7" style:family="graphic" style:parent-style-name="objectwithoutfill">
      <style:graphic-properties svg:stroke-color="#3465a4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0" draw:id="id20" draw:layer="layout" svg:width="0.889cm" svg:height="0.635cm" svg:x="2.27cm" svg:y="25.765cm">
          <text:p text:style-name="P1"><text:span text:style-name="T1">P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0.889cm" svg:height="0.635cm" svg:x="2.397cm" svg:y="20.558cm">
          <text:p text:style-name="P1"><text:span text:style-name="T1">P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0.889cm" svg:height="0.635cm" svg:x="2.27cm" svg:y="22.336cm">
          <text:p text:style-name="P1"><text:span text:style-name="T1">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0.889cm" svg:height="0.635cm" svg:x="2.27cm" svg:y="24.114cm">
          <text:p text:style-name="P1"><text:span text:style-name="T1">P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0.889cm" svg:height="0.635cm" svg:x="2.27cm" svg:y="29.067cm">
          <text:p text:style-name="P1"><text:span text:style-name="T1">P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0.889cm" svg:height="0.635cm" svg:x="2.397cm" svg:y="34.147cm">
          <text:p text:style-name="P1"><text:span text:style-name="T1">P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0.889cm" svg:height="0.635cm" svg:x="2.397cm" svg:y="32.369cm">
          <text:p text:style-name="P1"><text:span text:style-name="T1">P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0.889cm" svg:height="0.635cm" svg:x="2.397cm" svg:y="30.718cm">
          <text:p text:style-name="P1"><text:span text:style-name="T1">P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0.889cm" svg:height="0.635cm" svg:x="2.27cm" svg:y="27.416cm">
          <text:p text:style-name="P1"><text:span text:style-name="T1">P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0.508cm" svg:height="0.508cm" svg:x="4.048cm" svg:y="21.57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508cm" svg:height="0.508cm" svg:x="4.683cm" svg:y="21.57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286cm" svg:y1="20.875cm" svg:x2="41.555cm" svg:y2="20.917cm" draw:start-shape="id1" draw:start-glue-point="1" svg:d="M3286 20875h19385v42h18884" svg:viewBox="0 0 38270 43">
          <text:p/>
        </draw:connector>
        <draw:connector draw:style-name="gr3" draw:text-style-name="P2" draw:layer="layout" svg:x1="4.302cm" svg:y1="21.574cm" svg:x2="4.317cm" svg:y2="20.931cm" draw:start-shape="id2" draw:start-glue-point="4" svg:d="M4302 21574v-572h15v-71" svg:viewBox="0 0 16 644">
          <text:p/>
        </draw:connector>
        <draw:connector draw:style-name="gr2" draw:text-style-name="P2" draw:layer="layout" svg:x1="4.937cm" svg:y1="21.574cm" svg:x2="4.929cm" svg:y2="20.88cm" draw:start-shape="id3" draw:start-glue-point="4" svg:d="M4937 21574v-597h-8v-97" svg:viewBox="0 0 9 695">
          <text:p/>
        </draw:connector>
        <draw:connector draw:style-name="gr2" draw:text-style-name="P2" draw:layer="layout" svg:x1="3.159cm" svg:y1="22.653cm" svg:x2="41.368cm" svg:y2="22.66cm" draw:start-shape="id4" draw:start-glue-point="1" svg:d="M3159 22653h19355v7h18854" svg:viewBox="0 0 38210 8">
          <text:p/>
        </draw:connector>
        <draw:connector draw:style-name="gr2" draw:text-style-name="P2" draw:layer="layout" svg:x1="4.302cm" svg:y1="22.082cm" svg:x2="4.274cm" svg:y2="22.673cm" draw:start-shape="id2" draw:start-glue-point="8" svg:d="M4302 22082v547h-28v44" svg:viewBox="0 0 29 592">
          <text:p/>
        </draw:connector>
        <draw:connector draw:style-name="gr3" draw:text-style-name="P2" draw:layer="layout" svg:x1="4.937cm" svg:y1="22.082cm" svg:x2="4.966cm" svg:y2="22.694cm" draw:start-shape="id3" draw:start-glue-point="8" svg:d="M4937 22082v557h29v55" svg:viewBox="0 0 30 613">
          <text:p/>
        </draw:connector>
        <draw:custom-shape draw:style-name="gr1" draw:text-style-name="P2" xml:id="id5" draw:id="id5" draw:layer="layout" svg:width="0.508cm" svg:height="0.508cm" svg:x="4.048cm" svg:y="23.284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508cm" svg:height="0.508cm" svg:x="4.683cm" svg:y="23.28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4.302cm" svg:y1="23.284cm" svg:x2="4.317cm" svg:y2="22.641cm" draw:start-shape="id5" draw:start-glue-point="4" svg:d="M4302 23284v-572h15v-71" svg:viewBox="0 0 16 644">
          <text:p/>
        </draw:connector>
        <draw:connector draw:style-name="gr2" draw:text-style-name="P2" draw:layer="layout" svg:x1="4.937cm" svg:y1="23.284cm" svg:x2="4.929cm" svg:y2="22.59cm" draw:start-shape="id6" draw:start-glue-point="4" svg:d="M4937 23284v-597h-8v-97" svg:viewBox="0 0 9 695">
          <text:p/>
        </draw:connector>
        <draw:connector draw:style-name="gr2" draw:text-style-name="P2" draw:layer="layout" svg:x1="4.302cm" svg:y1="23.792cm" svg:x2="4.274cm" svg:y2="24.383cm" draw:start-shape="id5" draw:start-glue-point="8" svg:d="M4302 23792v547h-28v44" svg:viewBox="0 0 29 592">
          <text:p/>
        </draw:connector>
        <draw:connector draw:style-name="gr3" draw:text-style-name="P2" draw:layer="layout" svg:x1="4.937cm" svg:y1="23.792cm" svg:x2="4.966cm" svg:y2="24.404cm" draw:start-shape="id6" draw:start-glue-point="8" svg:d="M4937 23792v557h29v55" svg:viewBox="0 0 30 613">
          <text:p/>
        </draw:connector>
        <draw:connector draw:style-name="gr2" draw:text-style-name="P2" draw:layer="layout" svg:x1="3.159cm" svg:y1="24.431cm" svg:x2="41.4cm" svg:y2="24.373cm" draw:start-shape="id7" draw:start-glue-point="1" svg:d="M3159 24431h19371v-58h18870" svg:viewBox="0 0 38242 59">
          <text:p/>
        </draw:connector>
        <draw:custom-shape draw:style-name="gr1" draw:text-style-name="P2" xml:id="id8" draw:id="id8" draw:layer="layout" svg:width="0.508cm" svg:height="0.508cm" svg:x="4.048cm" svg:y="25.06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508cm" svg:height="0.508cm" svg:x="4.683cm" svg:y="25.06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4.302cm" svg:y1="25.062cm" svg:x2="4.317cm" svg:y2="24.419cm" draw:start-shape="id8" draw:start-glue-point="4" svg:d="M4302 25062v-572h15v-71" svg:viewBox="0 0 16 644">
          <text:p/>
        </draw:connector>
        <draw:connector draw:style-name="gr2" draw:text-style-name="P2" draw:layer="layout" svg:x1="4.937cm" svg:y1="25.062cm" svg:x2="4.929cm" svg:y2="24.368cm" draw:start-shape="id9" draw:start-glue-point="4" svg:d="M4937 25062v-597h-8v-97" svg:viewBox="0 0 9 695">
          <text:p/>
        </draw:connector>
        <draw:connector draw:style-name="gr2" draw:text-style-name="P2" draw:layer="layout" svg:x1="4.302cm" svg:y1="25.57cm" svg:x2="4.274cm" svg:y2="26.161cm" draw:start-shape="id8" draw:start-glue-point="8" svg:d="M4302 25570v547h-28v44" svg:viewBox="0 0 29 592">
          <text:p/>
        </draw:connector>
        <draw:connector draw:style-name="gr3" draw:text-style-name="P2" draw:layer="layout" svg:x1="4.937cm" svg:y1="25.57cm" svg:x2="4.966cm" svg:y2="26.182cm" draw:start-shape="id9" draw:start-glue-point="8" svg:d="M4937 25570v557h29v55" svg:viewBox="0 0 30 613">
          <text:p/>
        </draw:connector>
        <draw:custom-shape draw:style-name="gr1" draw:text-style-name="P2" xml:id="id10" draw:id="id10" draw:layer="layout" svg:width="0.508cm" svg:height="0.508cm" svg:x="4.047cm" svg:y="26.713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508cm" svg:height="0.508cm" svg:x="4.682cm" svg:y="26.71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4.301cm" svg:y1="26.713cm" svg:x2="4.316cm" svg:y2="26.07cm" draw:start-shape="id10" draw:start-glue-point="4" svg:d="M4301 26713v-572h15v-71" svg:viewBox="0 0 16 644">
          <text:p/>
        </draw:connector>
        <draw:connector draw:style-name="gr2" draw:text-style-name="P2" draw:layer="layout" svg:x1="4.936cm" svg:y1="26.713cm" svg:x2="4.928cm" svg:y2="26.019cm" draw:start-shape="id11" draw:start-glue-point="4" svg:d="M4936 26713v-597h-8v-97" svg:viewBox="0 0 9 695">
          <text:p/>
        </draw:connector>
        <draw:connector draw:style-name="gr2" draw:text-style-name="P2" draw:layer="layout" svg:x1="4.301cm" svg:y1="27.221cm" svg:x2="4.273cm" svg:y2="27.812cm" draw:start-shape="id10" draw:start-glue-point="8" svg:d="M4301 27221v547h-28v44" svg:viewBox="0 0 29 592">
          <text:p/>
        </draw:connector>
        <draw:connector draw:style-name="gr3" draw:text-style-name="P2" draw:layer="layout" svg:x1="4.936cm" svg:y1="27.221cm" svg:x2="4.965cm" svg:y2="27.833cm" draw:start-shape="id11" draw:start-glue-point="8" svg:d="M4936 27221v557h29v55" svg:viewBox="0 0 30 613">
          <text:p/>
        </draw:connector>
        <draw:custom-shape draw:style-name="gr1" draw:text-style-name="P2" xml:id="id12" draw:id="id12" draw:layer="layout" svg:width="0.508cm" svg:height="0.508cm" svg:x="4.048cm" svg:y="28.32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0.508cm" svg:height="0.508cm" svg:x="4.683cm" svg:y="28.32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4.302cm" svg:y1="28.328cm" svg:x2="4.317cm" svg:y2="27.685cm" draw:start-shape="id12" draw:start-glue-point="4" svg:d="M4302 28328v-572h15v-71" svg:viewBox="0 0 16 644">
          <text:p/>
        </draw:connector>
        <draw:connector draw:style-name="gr2" draw:text-style-name="P2" draw:layer="layout" svg:x1="4.937cm" svg:y1="28.328cm" svg:x2="4.929cm" svg:y2="27.634cm" draw:start-shape="id13" draw:start-glue-point="4" svg:d="M4937 28328v-597h-8v-97" svg:viewBox="0 0 9 695">
          <text:p/>
        </draw:connector>
        <draw:connector draw:style-name="gr2" draw:text-style-name="P2" draw:layer="layout" svg:x1="4.302cm" svg:y1="28.836cm" svg:x2="4.274cm" svg:y2="29.427cm" draw:start-shape="id12" draw:start-glue-point="8" svg:d="M4302 28836v547h-28v44" svg:viewBox="0 0 29 592">
          <text:p/>
        </draw:connector>
        <draw:connector draw:style-name="gr3" draw:text-style-name="P2" draw:layer="layout" svg:x1="4.937cm" svg:y1="28.836cm" svg:x2="4.966cm" svg:y2="29.448cm" draw:start-shape="id13" draw:start-glue-point="8" svg:d="M4937 28836v557h29v55" svg:viewBox="0 0 30 613">
          <text:p/>
        </draw:connector>
        <draw:custom-shape draw:style-name="gr1" draw:text-style-name="P2" xml:id="id14" draw:id="id14" draw:layer="layout" svg:width="0.508cm" svg:height="0.508cm" svg:x="4.048cm" svg:y="29.979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0.508cm" svg:height="0.508cm" svg:x="4.683cm" svg:y="29.979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4.302cm" svg:y1="29.979cm" svg:x2="4.317cm" svg:y2="29.336cm" draw:start-shape="id14" draw:start-glue-point="4" svg:d="M4302 29979v-572h15v-71" svg:viewBox="0 0 16 644">
          <text:p/>
        </draw:connector>
        <draw:connector draw:style-name="gr2" draw:text-style-name="P2" draw:layer="layout" svg:x1="4.937cm" svg:y1="29.979cm" svg:x2="4.929cm" svg:y2="29.285cm" draw:start-shape="id15" draw:start-glue-point="4" svg:d="M4937 29979v-597h-8v-97" svg:viewBox="0 0 9 695">
          <text:p/>
        </draw:connector>
        <draw:connector draw:style-name="gr2" draw:text-style-name="P2" draw:layer="layout" svg:x1="4.302cm" svg:y1="30.487cm" svg:x2="4.274cm" svg:y2="31.078cm" draw:start-shape="id14" draw:start-glue-point="8" svg:d="M4302 30487v547h-28v44" svg:viewBox="0 0 29 592">
          <text:p/>
        </draw:connector>
        <draw:connector draw:style-name="gr3" draw:text-style-name="P2" draw:layer="layout" svg:x1="4.937cm" svg:y1="30.487cm" svg:x2="4.966cm" svg:y2="31.099cm" draw:start-shape="id15" draw:start-glue-point="8" svg:d="M4937 30487v557h29v55" svg:viewBox="0 0 30 613">
          <text:p/>
        </draw:connector>
        <draw:custom-shape draw:style-name="gr1" draw:text-style-name="P2" xml:id="id16" draw:id="id16" draw:layer="layout" svg:width="0.508cm" svg:height="0.508cm" svg:x="4.047cm" svg:y="31.666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0.508cm" svg:height="0.508cm" svg:x="4.682cm" svg:y="31.666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4.301cm" svg:y1="31.666cm" svg:x2="4.316cm" svg:y2="31.023cm" draw:start-shape="id16" draw:start-glue-point="4" svg:d="M4301 31666v-572h15v-71" svg:viewBox="0 0 16 644">
          <text:p/>
        </draw:connector>
        <draw:connector draw:style-name="gr2" draw:text-style-name="P2" draw:layer="layout" svg:x1="4.936cm" svg:y1="31.666cm" svg:x2="4.928cm" svg:y2="30.972cm" draw:start-shape="id17" draw:start-glue-point="4" svg:d="M4936 31666v-597h-8v-97" svg:viewBox="0 0 9 695">
          <text:p/>
        </draw:connector>
        <draw:connector draw:style-name="gr2" draw:text-style-name="P2" draw:layer="layout" svg:x1="4.301cm" svg:y1="32.174cm" svg:x2="4.273cm" svg:y2="32.765cm" draw:start-shape="id16" draw:start-glue-point="8" svg:d="M4301 32174v547h-28v44" svg:viewBox="0 0 29 592">
          <text:p/>
        </draw:connector>
        <draw:connector draw:style-name="gr3" draw:text-style-name="P2" draw:layer="layout" svg:x1="4.936cm" svg:y1="32.174cm" svg:x2="4.965cm" svg:y2="32.786cm" draw:start-shape="id17" draw:start-glue-point="8" svg:d="M4936 32174v557h29v55" svg:viewBox="0 0 30 613">
          <text:p/>
        </draw:connector>
        <draw:custom-shape draw:style-name="gr1" draw:text-style-name="P2" xml:id="id18" draw:id="id18" draw:layer="layout" svg:width="0.508cm" svg:height="0.508cm" svg:x="4.047cm" svg:y="33.317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0.508cm" svg:height="0.508cm" svg:x="4.682cm" svg:y="33.317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4.301cm" svg:y1="33.317cm" svg:x2="4.316cm" svg:y2="32.674cm" draw:start-shape="id18" draw:start-glue-point="4" svg:d="M4301 33317v-572h15v-71" svg:viewBox="0 0 16 644">
          <text:p/>
        </draw:connector>
        <draw:connector draw:style-name="gr2" draw:text-style-name="P2" draw:layer="layout" svg:x1="4.936cm" svg:y1="33.317cm" svg:x2="4.928cm" svg:y2="32.623cm" draw:start-shape="id19" draw:start-glue-point="4" svg:d="M4936 33317v-597h-8v-97" svg:viewBox="0 0 9 695">
          <text:p/>
        </draw:connector>
        <draw:connector draw:style-name="gr2" draw:text-style-name="P2" draw:layer="layout" svg:x1="4.301cm" svg:y1="33.825cm" svg:x2="4.273cm" svg:y2="34.416cm" draw:start-shape="id18" draw:start-glue-point="8" svg:d="M4301 33825v547h-28v44" svg:viewBox="0 0 29 592">
          <text:p/>
        </draw:connector>
        <draw:connector draw:style-name="gr3" draw:text-style-name="P2" draw:layer="layout" svg:x1="4.936cm" svg:y1="33.825cm" svg:x2="4.965cm" svg:y2="34.437cm" draw:start-shape="id19" draw:start-glue-point="8" svg:d="M4936 33825v557h29v55" svg:viewBox="0 0 30 613">
          <text:p/>
        </draw:connector>
        <draw:connector draw:style-name="gr2" draw:text-style-name="P2" draw:layer="layout" svg:x1="3.159cm" svg:y1="26.082cm" svg:x2="41.337cm" svg:y2="26.022cm" draw:start-shape="id20" draw:start-glue-point="1" svg:d="M3159 26082h19339v-60h18839" svg:viewBox="0 0 38179 61">
          <text:p/>
        </draw:connector>
        <draw:connector draw:style-name="gr2" draw:text-style-name="P2" draw:layer="layout" svg:x1="3.159cm" svg:y1="27.733cm" svg:x2="41.4cm" svg:y2="27.859cm" draw:start-shape="id21" draw:start-glue-point="1" svg:d="M3159 27733h19371v126h18870" svg:viewBox="0 0 38242 127">
          <text:p/>
        </draw:connector>
        <draw:connector draw:style-name="gr2" draw:text-style-name="P2" draw:layer="layout" svg:x1="3.159cm" svg:y1="29.384cm" svg:x2="41.4cm" svg:y2="29.291cm" draw:start-shape="id22" draw:start-glue-point="1" svg:d="M3159 29384h19371v-93h18870" svg:viewBox="0 0 38242 94">
          <text:p/>
        </draw:connector>
        <draw:connector draw:style-name="gr2" draw:text-style-name="P2" draw:layer="layout" svg:x1="3.286cm" svg:y1="31.035cm" svg:x2="41.431cm" svg:y2="31.065cm" draw:start-shape="id23" draw:start-glue-point="1" svg:d="M3286 31035h19323v30h18822" svg:viewBox="0 0 38146 31">
          <text:p/>
        </draw:connector>
        <draw:connector draw:style-name="gr2" draw:text-style-name="P2" draw:layer="layout" svg:x1="3.286cm" svg:y1="32.686cm" svg:x2="41.555cm" svg:y2="32.652cm" draw:start-shape="id24" draw:start-glue-point="1" svg:d="M3286 32686h19385v-34h18884" svg:viewBox="0 0 38270 35">
          <text:p/>
        </draw:connector>
        <draw:connector draw:style-name="gr2" draw:text-style-name="P2" draw:layer="layout" svg:x1="3.286cm" svg:y1="34.464cm" svg:x2="41.711cm" svg:y2="34.427cm" draw:start-shape="id25" draw:start-glue-point="1" svg:d="M3286 34464h19463v-37h18962" svg:viewBox="0 0 38426 38">
          <text:p/>
        </draw:connector>
        <draw:custom-shape draw:style-name="gr1" draw:text-style-name="P2" xml:id="id27" draw:id="id27" draw:layer="layout" svg:width="0.508cm" svg:height="0.508cm" svg:x="5.572cm" svg:y="21.597cm">
          <text:p text:style-name="P1"><text:span text:style-name="T1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0.508cm" svg:height="0.508cm" svg:x="6.207cm" svg:y="21.597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6.461cm" svg:y1="21.597cm" svg:x2="6.453cm" svg:y2="20.903cm" draw:start-shape="id26" draw:start-glue-point="4" svg:d="M6461 21597v-597h-8v-97" svg:viewBox="0 0 9 695">
          <text:p/>
        </draw:connector>
        <draw:connector draw:style-name="gr2" draw:text-style-name="P2" draw:layer="layout" svg:x1="5.826cm" svg:y1="22.105cm" svg:x2="5.821cm" svg:y2="24.417cm" draw:start-shape="id27" draw:start-glue-point="8" svg:d="M5826 22105v1407h-5v905" svg:viewBox="0 0 6 2313">
          <text:p/>
        </draw:connector>
        <draw:connector draw:style-name="gr3" draw:text-style-name="P2" draw:layer="layout" svg:x1="6.461cm" svg:y1="22.105cm" svg:x2="6.463cm" svg:y2="24.436cm" draw:start-shape="id26" draw:start-glue-point="8" svg:d="M6461 22105v1417h2v914" svg:viewBox="0 0 3 2332">
          <text:p/>
        </draw:connector>
        <draw:connector draw:style-name="gr3" draw:text-style-name="P2" draw:layer="layout" svg:x1="5.827cm" svg:y1="21.597cm" svg:x2="5.842cm" svg:y2="20.954cm" svg:d="M5827 21597v-321h15v-322" svg:viewBox="0 0 16 644">
          <text:p/>
        </draw:connector>
        <draw:custom-shape draw:style-name="gr1" draw:text-style-name="P2" xml:id="id28" draw:id="id28" draw:layer="layout" svg:width="0.508cm" svg:height="0.508cm" svg:x="5.572cm" svg:y="25.062cm">
          <text:p text:style-name="P1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0.508cm" svg:height="0.508cm" svg:x="6.207cm" svg:y="25.062cm">
          <text:p text:style-name="P1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5.826cm" svg:y1="25.062cm" svg:x2="5.841cm" svg:y2="24.419cm" draw:start-shape="id28" draw:start-glue-point="4" svg:d="M5826 25062v-572h15v-71" svg:viewBox="0 0 16 644">
          <text:p/>
        </draw:connector>
        <draw:connector draw:style-name="gr2" draw:text-style-name="P2" draw:layer="layout" svg:x1="6.461cm" svg:y1="25.062cm" svg:x2="6.453cm" svg:y2="24.368cm" draw:start-shape="id29" draw:start-glue-point="4" svg:d="M6461 25062v-597h-8v-97" svg:viewBox="0 0 9 695">
          <text:p/>
        </draw:connector>
        <draw:connector draw:style-name="gr2" draw:text-style-name="P2" draw:layer="layout" svg:x1="5.826cm" svg:y1="25.57cm" svg:x2="5.821cm" svg:y2="27.882cm" draw:start-shape="id28" draw:start-glue-point="8" svg:d="M5826 25570v1407h-5v905" svg:viewBox="0 0 6 2313">
          <text:p/>
        </draw:connector>
        <draw:connector draw:style-name="gr3" draw:text-style-name="P2" draw:layer="layout" svg:x1="6.461cm" svg:y1="25.57cm" svg:x2="6.463cm" svg:y2="27.901cm" draw:start-shape="id29" draw:start-glue-point="8" svg:d="M6461 25570v1417h2v914" svg:viewBox="0 0 3 2332">
          <text:p/>
        </draw:connector>
        <draw:custom-shape draw:style-name="gr1" draw:text-style-name="P2" xml:id="id30" draw:id="id30" draw:layer="layout" svg:width="0.508cm" svg:height="0.508cm" svg:x="6.715cm" svg:y="23.307cm">
          <text:p text:style-name="P1"><text:span text:style-name="T1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0.508cm" svg:height="0.508cm" svg:x="7.35cm" svg:y="23.307cm">
          <text:p text:style-name="P1"><text:span text:style-name="T1">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6.969cm" svg:y1="23.307cm" svg:x2="6.984cm" svg:y2="22.664cm" draw:start-shape="id30" draw:start-glue-point="4" svg:d="M6969 23307v-572h15v-71" svg:viewBox="0 0 16 644">
          <text:p/>
        </draw:connector>
        <draw:connector draw:style-name="gr2" draw:text-style-name="P2" draw:layer="layout" svg:x1="7.604cm" svg:y1="23.307cm" svg:x2="7.596cm" svg:y2="22.613cm" draw:start-shape="id31" draw:start-glue-point="4" svg:d="M7604 23307v-597h-8v-97" svg:viewBox="0 0 9 695">
          <text:p/>
        </draw:connector>
        <draw:connector draw:style-name="gr2" draw:text-style-name="P2" draw:layer="layout" svg:x1="6.969cm" svg:y1="23.815cm" svg:x2="6.964cm" svg:y2="26.127cm" draw:start-shape="id30" draw:start-glue-point="8" svg:d="M6969 23815v1407h-5v905" svg:viewBox="0 0 6 2313">
          <text:p/>
        </draw:connector>
        <draw:connector draw:style-name="gr3" draw:text-style-name="P2" draw:layer="layout" svg:x1="7.604cm" svg:y1="23.815cm" svg:x2="7.606cm" svg:y2="26.146cm" draw:start-shape="id31" draw:start-glue-point="8" svg:d="M7604 23815v1417h2v914" svg:viewBox="0 0 3 2332">
          <text:p/>
        </draw:connector>
        <draw:custom-shape draw:style-name="gr1" draw:text-style-name="P2" xml:id="id32" draw:id="id32" draw:layer="layout" svg:width="0.508cm" svg:height="0.508cm" svg:x="6.715cm" svg:y="26.713cm">
          <text:p text:style-name="P1"><text:span text:style-name="T1">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0.508cm" svg:height="0.508cm" svg:x="7.35cm" svg:y="26.713cm">
          <text:p text:style-name="P1"><text:span text:style-name="T1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6.969cm" svg:y1="26.713cm" svg:x2="6.984cm" svg:y2="26.07cm" draw:start-shape="id32" draw:start-glue-point="4" svg:d="M6969 26713v-572h15v-71" svg:viewBox="0 0 16 644">
          <text:p/>
        </draw:connector>
        <draw:connector draw:style-name="gr2" draw:text-style-name="P2" draw:layer="layout" svg:x1="7.604cm" svg:y1="26.713cm" svg:x2="7.596cm" svg:y2="26.019cm" draw:start-shape="id33" draw:start-glue-point="4" svg:d="M7604 26713v-597h-8v-97" svg:viewBox="0 0 9 695">
          <text:p/>
        </draw:connector>
        <draw:connector draw:style-name="gr2" draw:text-style-name="P2" draw:layer="layout" svg:x1="6.969cm" svg:y1="27.221cm" svg:x2="6.964cm" svg:y2="29.533cm" draw:start-shape="id32" draw:start-glue-point="8" svg:d="M6969 27221v1407h-5v905" svg:viewBox="0 0 6 2313">
          <text:p/>
        </draw:connector>
        <draw:connector draw:style-name="gr3" draw:text-style-name="P2" draw:layer="layout" svg:x1="7.604cm" svg:y1="27.221cm" svg:x2="7.606cm" svg:y2="29.552cm" draw:start-shape="id33" draw:start-glue-point="8" svg:d="M7604 27221v1417h2v914" svg:viewBox="0 0 3 2332">
          <text:p/>
        </draw:connector>
        <draw:custom-shape draw:style-name="gr1" draw:text-style-name="P2" xml:id="id34" draw:id="id34" draw:layer="layout" svg:width="0.508cm" svg:height="0.508cm" svg:x="5.572cm" svg:y="31.666cm">
          <text:p text:style-name="P1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0.508cm" svg:height="0.508cm" svg:x="6.207cm" svg:y="31.666cm">
          <text:p text:style-name="P1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5.826cm" svg:y1="31.666cm" svg:x2="5.841cm" svg:y2="31.023cm" draw:start-shape="id34" draw:start-glue-point="4" svg:d="M5826 31666v-572h15v-71" svg:viewBox="0 0 16 644">
          <text:p/>
        </draw:connector>
        <draw:connector draw:style-name="gr2" draw:text-style-name="P2" draw:layer="layout" svg:x1="6.461cm" svg:y1="31.666cm" svg:x2="6.453cm" svg:y2="30.972cm" draw:start-shape="id35" draw:start-glue-point="4" svg:d="M6461 31666v-597h-8v-97" svg:viewBox="0 0 9 695">
          <text:p/>
        </draw:connector>
        <draw:connector draw:style-name="gr2" draw:text-style-name="P2" draw:layer="layout" svg:x1="5.826cm" svg:y1="32.174cm" svg:x2="5.821cm" svg:y2="34.486cm" draw:start-shape="id34" draw:start-glue-point="8" svg:d="M5826 32174v1407h-5v905" svg:viewBox="0 0 6 2313">
          <text:p/>
        </draw:connector>
        <draw:connector draw:style-name="gr3" draw:text-style-name="P2" draw:layer="layout" svg:x1="6.461cm" svg:y1="32.174cm" svg:x2="6.463cm" svg:y2="34.505cm" draw:start-shape="id35" draw:start-glue-point="8" svg:d="M6461 32174v1417h2v914" svg:viewBox="0 0 3 2332">
          <text:p/>
        </draw:connector>
        <draw:custom-shape draw:style-name="gr1" draw:text-style-name="P2" xml:id="id37" draw:id="id37" draw:layer="layout" svg:width="0.508cm" svg:height="0.508cm" svg:x="7.858cm" svg:y="23.307cm">
          <text:p text:style-name="P1"><text:span text:style-name="T1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6" draw:id="id36" draw:layer="layout" svg:width="0.508cm" svg:height="0.508cm" svg:x="8.493cm" svg:y="23.307cm">
          <text:p text:style-name="P1"><text:span text:style-name="T1">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8.747cm" svg:y1="23.307cm" svg:x2="8.75cm" svg:y2="20.959cm" draw:start-shape="id36" draw:start-glue-point="4" svg:d="M8747 23307v-1424h3v-924" svg:viewBox="0 0 4 2349">
          <text:p/>
        </draw:connector>
        <draw:connector draw:style-name="gr2" draw:text-style-name="P2" draw:layer="layout" svg:x1="8.112cm" svg:y1="23.815cm" svg:x2="8.107cm" svg:y2="26.127cm" draw:start-shape="id37" draw:start-glue-point="8" svg:d="M8112 23815v1407h-5v905" svg:viewBox="0 0 6 2313">
          <text:p/>
        </draw:connector>
        <draw:connector draw:style-name="gr3" draw:text-style-name="P2" draw:layer="layout" svg:x1="8.747cm" svg:y1="23.815cm" svg:x2="8.749cm" svg:y2="26.146cm" draw:start-shape="id36" draw:start-glue-point="8" svg:d="M8747 23815v1417h2v914" svg:viewBox="0 0 3 2332">
          <text:p/>
        </draw:connector>
        <draw:connector draw:style-name="gr3" draw:text-style-name="P2" draw:layer="layout" svg:x1="8.113cm" svg:y1="23.307cm" svg:x2="8.089cm" svg:y2="20.959cm" svg:d="M8113 23307v-1174h-24v-1174" svg:viewBox="0 0 25 2349">
          <text:p/>
        </draw:connector>
        <draw:custom-shape draw:style-name="gr1" draw:text-style-name="P2" xml:id="id39" draw:id="id39" draw:layer="layout" svg:width="0.508cm" svg:height="0.508cm" svg:x="9.001cm" svg:y="24.938cm">
          <text:p text:style-name="P1"><text:span text:style-name="T1">3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0.508cm" svg:height="0.508cm" svg:x="9.636cm" svg:y="24.938cm">
          <text:p text:style-name="P1"><text:span text:style-name="T1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9.89cm" svg:y1="24.938cm" svg:x2="9.893cm" svg:y2="22.59cm" draw:start-shape="id38" draw:start-glue-point="4" svg:d="M9890 24938v-1424h3v-924" svg:viewBox="0 0 4 2349">
          <text:p/>
        </draw:connector>
        <draw:connector draw:style-name="gr2" draw:text-style-name="P2" draw:layer="layout" svg:x1="9.255cm" svg:y1="25.446cm" svg:x2="9.25cm" svg:y2="27.758cm" draw:start-shape="id39" draw:start-glue-point="8" svg:d="M9255 25446v1407h-5v905" svg:viewBox="0 0 6 2313">
          <text:p/>
        </draw:connector>
        <draw:connector draw:style-name="gr3" draw:text-style-name="P2" draw:layer="layout" svg:x1="9.89cm" svg:y1="25.446cm" svg:x2="9.892cm" svg:y2="27.777cm" draw:start-shape="id38" draw:start-glue-point="8" svg:d="M9890 25446v1417h2v914" svg:viewBox="0 0 3 2332">
          <text:p/>
        </draw:connector>
        <draw:connector draw:style-name="gr3" draw:text-style-name="P2" draw:layer="layout" svg:x1="9.256cm" svg:y1="24.938cm" svg:x2="9.232cm" svg:y2="22.59cm" svg:d="M9256 24938v-1174h-24v-1174" svg:viewBox="0 0 25 2349">
          <text:p/>
        </draw:connector>
        <draw:custom-shape draw:style-name="gr1" draw:text-style-name="P2" xml:id="id41" draw:id="id41" draw:layer="layout" svg:width="0.508cm" svg:height="0.508cm" svg:x="10.017cm" svg:y="26.609cm">
          <text:p text:style-name="P1"><text:span text:style-name="T1">4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0.508cm" svg:height="0.508cm" svg:x="10.652cm" svg:y="26.609cm">
          <text:p text:style-name="P1"><text:span text:style-name="T1">4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0.906cm" svg:y1="26.609cm" svg:x2="10.909cm" svg:y2="24.261cm" draw:start-shape="id40" draw:start-glue-point="4" svg:d="M10906 26609v-1424h3v-924" svg:viewBox="0 0 4 2349">
          <text:p/>
        </draw:connector>
        <draw:connector draw:style-name="gr2" draw:text-style-name="P2" draw:layer="layout" svg:x1="10.271cm" svg:y1="27.117cm" svg:x2="10.266cm" svg:y2="29.429cm" draw:start-shape="id41" draw:start-glue-point="8" svg:d="M10271 27117v1407h-5v905" svg:viewBox="0 0 6 2313">
          <text:p/>
        </draw:connector>
        <draw:connector draw:style-name="gr3" draw:text-style-name="P2" draw:layer="layout" svg:x1="10.906cm" svg:y1="27.117cm" svg:x2="10.908cm" svg:y2="29.448cm" draw:start-shape="id40" draw:start-glue-point="8" svg:d="M10906 27117v1417h2v914" svg:viewBox="0 0 3 2332">
          <text:p/>
        </draw:connector>
        <draw:connector draw:style-name="gr3" draw:text-style-name="P2" draw:layer="layout" svg:x1="10.272cm" svg:y1="26.609cm" svg:x2="10.248cm" svg:y2="24.261cm" svg:d="M10272 26609v-1174h-24v-1174" svg:viewBox="0 0 25 2349">
          <text:p/>
        </draw:connector>
        <draw:custom-shape draw:style-name="gr1" draw:text-style-name="P2" xml:id="id43" draw:id="id43" draw:layer="layout" svg:width="0.508cm" svg:height="0.508cm" svg:x="7.858cm" svg:y="28.367cm">
          <text:p text:style-name="P1"><text:span text:style-name="T1">2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2" draw:id="id42" draw:layer="layout" svg:width="0.508cm" svg:height="0.508cm" svg:x="8.493cm" svg:y="28.367cm">
          <text:p text:style-name="P1"><text:span text:style-name="T1">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8.747cm" svg:y1="28.367cm" svg:x2="8.75cm" svg:y2="26.019cm" draw:start-shape="id42" draw:start-glue-point="4" svg:d="M8747 28367v-1424h3v-924" svg:viewBox="0 0 4 2349">
          <text:p/>
        </draw:connector>
        <draw:connector draw:style-name="gr2" draw:text-style-name="P2" draw:layer="layout" svg:x1="8.112cm" svg:y1="28.875cm" svg:x2="8.107cm" svg:y2="31.187cm" draw:start-shape="id43" draw:start-glue-point="8" svg:d="M8112 28875v1407h-5v905" svg:viewBox="0 0 6 2313">
          <text:p/>
        </draw:connector>
        <draw:connector draw:style-name="gr3" draw:text-style-name="P2" draw:layer="layout" svg:x1="8.747cm" svg:y1="28.875cm" svg:x2="8.749cm" svg:y2="31.206cm" draw:start-shape="id42" draw:start-glue-point="8" svg:d="M8747 28875v1417h2v914" svg:viewBox="0 0 3 2332">
          <text:p/>
        </draw:connector>
        <draw:connector draw:style-name="gr3" draw:text-style-name="P2" draw:layer="layout" svg:x1="8.113cm" svg:y1="28.367cm" svg:x2="8.089cm" svg:y2="26.019cm" svg:d="M8113 28367v-1174h-24v-1174" svg:viewBox="0 0 25 2349">
          <text:p/>
        </draw:connector>
        <draw:custom-shape draw:style-name="gr1" draw:text-style-name="P2" xml:id="id45" draw:id="id45" draw:layer="layout" svg:width="0.508cm" svg:height="0.508cm" svg:x="9.001cm" svg:y="30.038cm">
          <text:p text:style-name="P1"><text:span text:style-name="T1">3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4" draw:id="id44" draw:layer="layout" svg:width="0.508cm" svg:height="0.508cm" svg:x="9.636cm" svg:y="30.038cm">
          <text:p text:style-name="P1"><text:span text:style-name="T1">3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9.89cm" svg:y1="30.038cm" svg:x2="9.893cm" svg:y2="27.69cm" draw:start-shape="id44" draw:start-glue-point="4" svg:d="M9890 30038v-1424h3v-924" svg:viewBox="0 0 4 2349">
          <text:p/>
        </draw:connector>
        <draw:connector draw:style-name="gr2" draw:text-style-name="P2" draw:layer="layout" svg:x1="9.255cm" svg:y1="30.546cm" svg:x2="9.25cm" svg:y2="32.858cm" draw:start-shape="id45" draw:start-glue-point="8" svg:d="M9255 30546v1407h-5v905" svg:viewBox="0 0 6 2313">
          <text:p/>
        </draw:connector>
        <draw:connector draw:style-name="gr3" draw:text-style-name="P2" draw:layer="layout" svg:x1="9.89cm" svg:y1="30.546cm" svg:x2="9.892cm" svg:y2="32.877cm" draw:start-shape="id44" draw:start-glue-point="8" svg:d="M9890 30546v1417h2v914" svg:viewBox="0 0 3 2332">
          <text:p/>
        </draw:connector>
        <draw:connector draw:style-name="gr3" draw:text-style-name="P2" draw:layer="layout" svg:x1="9.256cm" svg:y1="30.038cm" svg:x2="9.232cm" svg:y2="27.69cm" svg:d="M9256 30038v-1174h-24v-1174" svg:viewBox="0 0 25 2349">
          <text:p/>
        </draw:connector>
        <draw:custom-shape draw:style-name="gr1" draw:text-style-name="P2" xml:id="id47" draw:id="id47" draw:layer="layout" svg:width="0.508cm" svg:height="0.508cm" svg:x="10.017cm" svg:y="31.689cm">
          <text:p text:style-name="P1"><text:span text:style-name="T1">4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6" draw:id="id46" draw:layer="layout" svg:width="0.508cm" svg:height="0.508cm" svg:x="10.652cm" svg:y="31.689cm">
          <text:p text:style-name="P1"><text:span text:style-name="T1">4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0.906cm" svg:y1="31.689cm" svg:x2="10.909cm" svg:y2="29.341cm" draw:start-shape="id46" draw:start-glue-point="4" svg:d="M10906 31689v-1424h3v-924" svg:viewBox="0 0 4 2349">
          <text:p/>
        </draw:connector>
        <draw:connector draw:style-name="gr2" draw:text-style-name="P2" draw:layer="layout" svg:x1="10.271cm" svg:y1="32.197cm" svg:x2="10.266cm" svg:y2="34.509cm" draw:start-shape="id47" draw:start-glue-point="8" svg:d="M10271 32197v1407h-5v905" svg:viewBox="0 0 6 2313">
          <text:p/>
        </draw:connector>
        <draw:connector draw:style-name="gr3" draw:text-style-name="P2" draw:layer="layout" svg:x1="10.906cm" svg:y1="32.197cm" svg:x2="10.908cm" svg:y2="34.528cm" draw:start-shape="id46" draw:start-glue-point="8" svg:d="M10906 32197v1417h2v914" svg:viewBox="0 0 3 2332">
          <text:p/>
        </draw:connector>
        <draw:connector draw:style-name="gr3" draw:text-style-name="P2" draw:layer="layout" svg:x1="10.272cm" svg:y1="31.689cm" svg:x2="10.248cm" svg:y2="29.341cm" svg:d="M10272 31689v-1174h-24v-1174" svg:viewBox="0 0 25 2349">
          <text:p/>
        </draw:connector>
        <draw:custom-shape draw:style-name="gr1" draw:text-style-name="P2" xml:id="id49" draw:id="id49" draw:layer="layout" svg:width="0.508cm" svg:height="0.508cm" svg:x="11.16cm" svg:y="23.307cm">
          <text:p text:style-name="P1"><text:span text:style-name="T1">5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8" draw:id="id48" draw:layer="layout" svg:width="0.508cm" svg:height="0.508cm" svg:x="11.795cm" svg:y="23.307cm">
          <text:p text:style-name="P1"><text:span text:style-name="T1">5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2.049cm" svg:y1="23.307cm" svg:x2="12.052cm" svg:y2="20.959cm" draw:start-shape="id48" draw:start-glue-point="4" svg:d="M12049 23307v-1424h3v-924" svg:viewBox="0 0 4 2349">
          <text:p/>
        </draw:connector>
        <draw:connector draw:style-name="gr2" draw:text-style-name="P2" draw:layer="layout" svg:x1="11.414cm" svg:y1="23.815cm" svg:x2="11.415cm" svg:y2="27.743cm" draw:start-shape="id49" draw:start-glue-point="8" svg:d="M11414 23815v2215h1v1713" svg:viewBox="0 0 2 3929">
          <text:p/>
        </draw:connector>
        <draw:connector draw:style-name="gr3" draw:text-style-name="P2" draw:layer="layout" svg:x1="12.049cm" svg:y1="23.815cm" svg:x2="12.038cm" svg:y2="27.706cm" draw:start-shape="id48" draw:start-glue-point="8" svg:d="M12049 23815v2197h-11v1694" svg:viewBox="0 0 12 3892">
          <text:p/>
        </draw:connector>
        <draw:connector draw:style-name="gr3" draw:text-style-name="P2" draw:layer="layout" svg:x1="11.415cm" svg:y1="23.307cm" svg:x2="11.391cm" svg:y2="20.959cm" svg:d="M11415 23307v-1174h-24v-1174" svg:viewBox="0 0 25 2349">
          <text:p/>
        </draw:connector>
        <draw:custom-shape draw:style-name="gr1" draw:text-style-name="P2" xml:id="id51" draw:id="id51" draw:layer="layout" svg:width="0.508cm" svg:height="0.508cm" svg:x="12.303cm" svg:y="25.012cm">
          <text:p text:style-name="P1"><text:span text:style-name="T1">5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0" draw:id="id50" draw:layer="layout" svg:width="0.508cm" svg:height="0.508cm" svg:x="12.938cm" svg:y="25.012cm">
          <text:p text:style-name="P1"><text:span text:style-name="T1">5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3.192cm" svg:y1="25.012cm" svg:x2="13.195cm" svg:y2="22.664cm" draw:start-shape="id50" draw:start-glue-point="4" svg:d="M13192 25012v-1424h3v-924" svg:viewBox="0 0 4 2349">
          <text:p/>
        </draw:connector>
        <draw:connector draw:style-name="gr2" draw:text-style-name="P2" draw:layer="layout" svg:x1="12.557cm" svg:y1="25.52cm" svg:x2="12.558cm" svg:y2="29.448cm" draw:start-shape="id51" draw:start-glue-point="8" svg:d="M12557 25520v2215h1v1713" svg:viewBox="0 0 2 3929">
          <text:p/>
        </draw:connector>
        <draw:connector draw:style-name="gr3" draw:text-style-name="P2" draw:layer="layout" svg:x1="13.192cm" svg:y1="25.52cm" svg:x2="13.181cm" svg:y2="29.411cm" draw:start-shape="id50" draw:start-glue-point="8" svg:d="M13192 25520v2197h-11v1694" svg:viewBox="0 0 12 3892">
          <text:p/>
        </draw:connector>
        <draw:connector draw:style-name="gr3" draw:text-style-name="P2" draw:layer="layout" svg:x1="12.558cm" svg:y1="25.012cm" svg:x2="12.534cm" svg:y2="22.664cm" svg:d="M12558 25012v-1174h-24v-1174" svg:viewBox="0 0 25 2349">
          <text:p/>
        </draw:connector>
        <draw:custom-shape draw:style-name="gr1" draw:text-style-name="P2" xml:id="id53" draw:id="id53" draw:layer="layout" svg:width="0.508cm" svg:height="0.508cm" svg:x="13.446cm" svg:y="26.716cm">
          <text:p text:style-name="P1"><text:span text:style-name="T1">h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2" draw:id="id52" draw:layer="layout" svg:width="0.508cm" svg:height="0.508cm" svg:x="14.081cm" svg:y="26.716cm">
          <text:p text:style-name="P1"><text:span text:style-name="T1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4.335cm" svg:y1="26.716cm" svg:x2="14.338cm" svg:y2="24.368cm" draw:start-shape="id52" draw:start-glue-point="4" svg:d="M14335 26716v-1424h3v-924" svg:viewBox="0 0 4 2349">
          <text:p/>
        </draw:connector>
        <draw:connector draw:style-name="gr2" draw:text-style-name="P2" draw:layer="layout" svg:x1="13.7cm" svg:y1="27.224cm" svg:x2="13.701cm" svg:y2="31.152cm" draw:start-shape="id53" draw:start-glue-point="8" svg:d="M13700 27224v2215h1v1713" svg:viewBox="0 0 2 3929">
          <text:p/>
        </draw:connector>
        <draw:connector draw:style-name="gr3" draw:text-style-name="P2" draw:layer="layout" svg:x1="14.335cm" svg:y1="27.224cm" svg:x2="14.324cm" svg:y2="31.115cm" draw:start-shape="id52" draw:start-glue-point="8" svg:d="M14335 27224v2197h-11v1694" svg:viewBox="0 0 12 3892">
          <text:p/>
        </draw:connector>
        <draw:connector draw:style-name="gr3" draw:text-style-name="P2" draw:layer="layout" svg:x1="13.701cm" svg:y1="26.716cm" svg:x2="13.677cm" svg:y2="24.368cm" svg:d="M13701 26716v-1174h-24v-1174" svg:viewBox="0 0 25 2349">
          <text:p/>
        </draw:connector>
        <draw:custom-shape draw:style-name="gr1" draw:text-style-name="P2" xml:id="id55" draw:id="id55" draw:layer="layout" svg:width="0.508cm" svg:height="0.508cm" svg:x="14.589cm" svg:y="28.367cm">
          <text:p text:style-name="P1"><text:span text:style-name="T1">5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4" draw:id="id54" draw:layer="layout" svg:width="0.508cm" svg:height="0.508cm" svg:x="15.224cm" svg:y="28.367cm">
          <text:p text:style-name="P1"><text:span text:style-name="T1">6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5.478cm" svg:y1="28.367cm" svg:x2="15.481cm" svg:y2="26.019cm" draw:start-shape="id54" draw:start-glue-point="4" svg:d="M15478 28367v-1424h3v-924" svg:viewBox="0 0 4 2349">
          <text:p/>
        </draw:connector>
        <draw:connector draw:style-name="gr2" draw:text-style-name="P2" draw:layer="layout" svg:x1="14.843cm" svg:y1="28.875cm" svg:x2="14.844cm" svg:y2="32.803cm" draw:start-shape="id55" draw:start-glue-point="8" svg:d="M14843 28875v2215h1v1713" svg:viewBox="0 0 2 3929">
          <text:p/>
        </draw:connector>
        <draw:connector draw:style-name="gr3" draw:text-style-name="P2" draw:layer="layout" svg:x1="15.478cm" svg:y1="28.875cm" svg:x2="15.467cm" svg:y2="32.766cm" draw:start-shape="id54" draw:start-glue-point="8" svg:d="M15478 28875v2197h-11v1694" svg:viewBox="0 0 12 3892">
          <text:p/>
        </draw:connector>
        <draw:connector draw:style-name="gr3" draw:text-style-name="P2" draw:layer="layout" svg:x1="14.844cm" svg:y1="28.367cm" svg:x2="14.82cm" svg:y2="26.019cm" svg:d="M14844 28367v-1174h-24v-1174" svg:viewBox="0 0 25 2349">
          <text:p/>
        </draw:connector>
        <draw:custom-shape draw:style-name="gr1" draw:text-style-name="P2" xml:id="id57" draw:id="id57" draw:layer="layout" svg:width="0.508cm" svg:height="0.508cm" svg:x="11.16cm" svg:y="30.018cm">
          <text:p text:style-name="P1"><text:span text:style-name="T1">5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6" draw:id="id56" draw:layer="layout" svg:width="0.508cm" svg:height="0.508cm" svg:x="11.795cm" svg:y="30.018cm">
          <text:p text:style-name="P1"><text:span text:style-name="T1">4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2.049cm" svg:y1="30.018cm" svg:x2="12.052cm" svg:y2="27.67cm" draw:start-shape="id56" draw:start-glue-point="4" svg:d="M12049 30018v-1424h3v-924" svg:viewBox="0 0 4 2349">
          <text:p/>
        </draw:connector>
        <draw:connector draw:style-name="gr2" draw:text-style-name="P2" draw:layer="layout" svg:x1="11.414cm" svg:y1="30.526cm" svg:x2="11.415cm" svg:y2="34.454cm" draw:start-shape="id57" draw:start-glue-point="8" svg:d="M11414 30526v2215h1v1713" svg:viewBox="0 0 2 3929">
          <text:p/>
        </draw:connector>
        <draw:connector draw:style-name="gr3" draw:text-style-name="P2" draw:layer="layout" svg:x1="12.049cm" svg:y1="30.526cm" svg:x2="12.038cm" svg:y2="34.417cm" draw:start-shape="id56" draw:start-glue-point="8" svg:d="M12049 30526v2197h-11v1694" svg:viewBox="0 0 12 3892">
          <text:p/>
        </draw:connector>
        <draw:connector draw:style-name="gr3" draw:text-style-name="P2" draw:layer="layout" svg:x1="11.415cm" svg:y1="30.018cm" svg:x2="11.391cm" svg:y2="27.67cm" svg:d="M11415 30018v-1174h-24v-1174" svg:viewBox="0 0 25 2349">
          <text:p/>
        </draw:connector>
        <draw:custom-shape draw:style-name="gr1" draw:text-style-name="P2" xml:id="id59" draw:id="id59" draw:layer="layout" svg:width="0.508cm" svg:height="0.508cm" svg:x="15.732cm" svg:y="24.938cm">
          <text:p text:style-name="P1"><text:span text:style-name="T1">5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8" draw:id="id58" draw:layer="layout" svg:width="0.508cm" svg:height="0.508cm" svg:x="16.367cm" svg:y="24.938cm">
          <text:p text:style-name="P1"><text:span text:style-name="T1">5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6.621cm" svg:y1="24.938cm" svg:x2="16.593cm" svg:y2="20.94cm" draw:start-shape="id58" draw:start-glue-point="4" svg:d="M16621 24938v-2249h-28v-1749" svg:viewBox="0 0 29 3999">
          <text:p/>
        </draw:connector>
        <draw:connector draw:style-name="gr2" draw:text-style-name="P2" draw:layer="layout" svg:x1="15.986cm" svg:y1="25.446cm" svg:x2="15.987cm" svg:y2="29.374cm" draw:start-shape="id59" draw:start-glue-point="8" svg:d="M15986 25446v2215h1v1713" svg:viewBox="0 0 2 3929">
          <text:p/>
        </draw:connector>
        <draw:connector draw:style-name="gr3" draw:text-style-name="P2" draw:layer="layout" svg:x1="16.621cm" svg:y1="25.446cm" svg:x2="16.61cm" svg:y2="29.337cm" draw:start-shape="id58" draw:start-glue-point="8" svg:d="M16621 25446v2197h-11v1694" svg:viewBox="0 0 12 3892">
          <text:p/>
        </draw:connector>
        <draw:connector draw:style-name="gr3" draw:text-style-name="P2" draw:layer="layout" svg:x1="15.987cm" svg:y1="24.938cm" svg:x2="15.951cm" svg:y2="20.959cm" svg:d="M15987 24938v-1989h-36v-1990" svg:viewBox="0 0 37 3980">
          <text:p/>
        </draw:connector>
        <draw:custom-shape draw:style-name="gr1" draw:text-style-name="P2" xml:id="id61" draw:id="id61" draw:layer="layout" svg:width="0.508cm" svg:height="0.508cm" svg:x="16.875cm" svg:y="26.588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0" draw:id="id60" draw:layer="layout" svg:width="0.508cm" svg:height="0.508cm" svg:x="17.51cm" svg:y="26.588cm">
          <text:p text:style-name="P1"><text:span text:style-name="T1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7.764cm" svg:y1="26.588cm" svg:x2="17.736cm" svg:y2="22.59cm" draw:start-shape="id60" draw:start-glue-point="4" svg:d="M17764 26588v-2249h-28v-1749" svg:viewBox="0 0 29 3999">
          <text:p/>
        </draw:connector>
        <draw:connector draw:style-name="gr2" draw:text-style-name="P2" draw:layer="layout" svg:x1="17.129cm" svg:y1="27.096cm" svg:x2="17.13cm" svg:y2="31.024cm" draw:start-shape="id61" draw:start-glue-point="8" svg:d="M17129 27096v2215h1v1713" svg:viewBox="0 0 2 3929">
          <text:p/>
        </draw:connector>
        <draw:connector draw:style-name="gr3" draw:text-style-name="P2" draw:layer="layout" svg:x1="17.764cm" svg:y1="27.096cm" svg:x2="17.753cm" svg:y2="30.987cm" draw:start-shape="id60" draw:start-glue-point="8" svg:d="M17764 27096v2197h-11v1694" svg:viewBox="0 0 12 3892">
          <text:p/>
        </draw:connector>
        <draw:connector draw:style-name="gr3" draw:text-style-name="P2" draw:layer="layout" svg:x1="17.13cm" svg:y1="26.588cm" svg:x2="17.094cm" svg:y2="22.609cm" svg:d="M17130 26588v-1989h-36v-1990" svg:viewBox="0 0 37 3980">
          <text:p/>
        </draw:connector>
        <draw:custom-shape draw:style-name="gr1" draw:text-style-name="P2" xml:id="id63" draw:id="id63" draw:layer="layout" svg:width="0.508cm" svg:height="0.508cm" svg:x="18.145cm" svg:y="28.314cm">
          <text:p text:style-name="P1"><text:span text:style-name="T1">h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2" draw:id="id62" draw:layer="layout" svg:width="0.508cm" svg:height="0.508cm" svg:x="18.78cm" svg:y="28.314cm">
          <text:p text:style-name="P1"><text:span text:style-name="T1">h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9.034cm" svg:y1="28.314cm" svg:x2="19.006cm" svg:y2="24.316cm" draw:start-shape="id62" draw:start-glue-point="4" svg:d="M19034 28314v-2249h-28v-1749" svg:viewBox="0 0 29 3999">
          <text:p/>
        </draw:connector>
        <draw:connector draw:style-name="gr2" draw:text-style-name="P2" draw:layer="layout" svg:x1="18.399cm" svg:y1="28.822cm" svg:x2="18.4cm" svg:y2="32.75cm" draw:start-shape="id63" draw:start-glue-point="8" svg:d="M18399 28822v2215h1v1713" svg:viewBox="0 0 2 3929">
          <text:p/>
        </draw:connector>
        <draw:connector draw:style-name="gr3" draw:text-style-name="P2" draw:layer="layout" svg:x1="19.034cm" svg:y1="28.822cm" svg:x2="19.023cm" svg:y2="32.713cm" draw:start-shape="id62" draw:start-glue-point="8" svg:d="M19034 28822v2197h-11v1694" svg:viewBox="0 0 12 3892">
          <text:p/>
        </draw:connector>
        <draw:connector draw:style-name="gr3" draw:text-style-name="P2" draw:layer="layout" svg:x1="18.4cm" svg:y1="28.314cm" svg:x2="18.364cm" svg:y2="24.335cm" svg:d="M18400 28314v-1989h-36v-1990" svg:viewBox="0 0 37 3980">
          <text:p/>
        </draw:connector>
        <draw:custom-shape draw:style-name="gr1" draw:text-style-name="P2" xml:id="id65" draw:id="id65" draw:layer="layout" svg:width="0.508cm" svg:height="0.508cm" svg:x="19.415cm" svg:y="30.017cm">
          <text:p text:style-name="P1"><text:span text:style-name="T1">h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4" draw:id="id64" draw:layer="layout" svg:width="0.508cm" svg:height="0.508cm" svg:x="20.05cm" svg:y="30.017cm">
          <text:p text:style-name="P1"><text:span text:style-name="T1">h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0.304cm" svg:y1="30.017cm" svg:x2="20.276cm" svg:y2="26.019cm" draw:start-shape="id64" draw:start-glue-point="4" svg:d="M20304 30017v-2249h-28v-1749" svg:viewBox="0 0 29 3999">
          <text:p/>
        </draw:connector>
        <draw:connector draw:style-name="gr2" draw:text-style-name="P2" draw:layer="layout" svg:x1="19.669cm" svg:y1="30.525cm" svg:x2="19.67cm" svg:y2="34.453cm" draw:start-shape="id65" draw:start-glue-point="8" svg:d="M19669 30525v2215h1v1713" svg:viewBox="0 0 2 3929">
          <text:p/>
        </draw:connector>
        <draw:connector draw:style-name="gr3" draw:text-style-name="P2" draw:layer="layout" svg:x1="20.304cm" svg:y1="30.525cm" svg:x2="20.293cm" svg:y2="34.416cm" draw:start-shape="id64" draw:start-glue-point="8" svg:d="M20304 30525v2197h-11v1694" svg:viewBox="0 0 12 3892">
          <text:p/>
        </draw:connector>
        <draw:connector draw:style-name="gr3" draw:text-style-name="P2" draw:layer="layout" svg:x1="19.67cm" svg:y1="30.017cm" svg:x2="19.634cm" svg:y2="26.038cm" svg:d="M19670 30017v-1989h-36v-1990" svg:viewBox="0 0 37 3980">
          <text:p/>
        </draw:connector>
        <draw:custom-shape draw:style-name="gr1" draw:text-style-name="P2" xml:id="id67" draw:id="id67" draw:layer="layout" svg:width="0.508cm" svg:height="0.508cm" svg:x="21.32cm" svg:y="24.885cm">
          <text:p text:style-name="P1"><text:span text:style-name="T1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6" draw:id="id66" draw:layer="layout" svg:width="0.508cm" svg:height="0.508cm" svg:x="21.955cm" svg:y="24.885cm">
          <text:p text:style-name="P1"><text:span text:style-name="T1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2.209cm" svg:y1="24.885cm" svg:x2="22.181cm" svg:y2="20.887cm" draw:start-shape="id66" draw:start-glue-point="4" svg:d="M22209 24885v-2249h-28v-1749" svg:viewBox="0 0 29 3999">
          <text:p/>
        </draw:connector>
        <draw:connector draw:style-name="gr2" draw:text-style-name="P2" draw:layer="layout" svg:x1="21.574cm" svg:y1="25.393cm" svg:x2="21.509cm" svg:y2="30.94cm" draw:start-shape="id67" draw:start-glue-point="8" svg:d="M21574 25393v3025h-65v2522" svg:viewBox="0 0 66 5548">
          <text:p/>
        </draw:connector>
        <draw:connector draw:style-name="gr3" draw:text-style-name="P2" draw:layer="layout" svg:x1="22.209cm" svg:y1="25.393cm" svg:x2="22.225cm" svg:y2="30.972cm" draw:start-shape="id66" draw:start-glue-point="8" svg:d="M22209 25393v3041h16v2538" svg:viewBox="0 0 17 5580">
          <text:p/>
        </draw:connector>
        <draw:connector draw:style-name="gr3" draw:text-style-name="P2" draw:layer="layout" svg:x1="21.575cm" svg:y1="24.885cm" svg:x2="21.539cm" svg:y2="20.906cm" svg:d="M21575 24885v-1989h-36v-1990" svg:viewBox="0 0 37 3980">
          <text:p/>
        </draw:connector>
        <draw:custom-shape draw:style-name="gr1" draw:text-style-name="P2" xml:id="id69" draw:id="id69" draw:layer="layout" svg:width="0.508cm" svg:height="0.508cm" svg:x="22.971cm" svg:y="26.588cm">
          <text:p text:style-name="P1"><text:span text:style-name="T1">5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8" draw:id="id68" draw:layer="layout" svg:width="0.508cm" svg:height="0.508cm" svg:x="23.606cm" svg:y="26.588cm">
          <text:p text:style-name="P1"><text:span text:style-name="T1">5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3.86cm" svg:y1="26.588cm" svg:x2="23.832cm" svg:y2="22.59cm" draw:start-shape="id68" draw:start-glue-point="4" svg:d="M23860 26588v-2249h-28v-1749" svg:viewBox="0 0 29 3999">
          <text:p/>
        </draw:connector>
        <draw:connector draw:style-name="gr2" draw:text-style-name="P2" draw:layer="layout" svg:x1="23.225cm" svg:y1="27.096cm" svg:x2="23.16cm" svg:y2="32.643cm" draw:start-shape="id69" draw:start-glue-point="8" svg:d="M23225 27096v3025h-65v2522" svg:viewBox="0 0 66 5548">
          <text:p/>
        </draw:connector>
        <draw:connector draw:style-name="gr3" draw:text-style-name="P2" draw:layer="layout" svg:x1="23.86cm" svg:y1="27.096cm" svg:x2="23.876cm" svg:y2="32.675cm" draw:start-shape="id68" draw:start-glue-point="8" svg:d="M23860 27096v3041h16v2538" svg:viewBox="0 0 17 5580">
          <text:p/>
        </draw:connector>
        <draw:connector draw:style-name="gr3" draw:text-style-name="P2" draw:layer="layout" svg:x1="23.226cm" svg:y1="26.588cm" svg:x2="23.19cm" svg:y2="22.609cm" svg:d="M23226 26588v-1989h-36v-1990" svg:viewBox="0 0 37 3980">
          <text:p/>
        </draw:connector>
        <draw:custom-shape draw:style-name="gr1" draw:text-style-name="P2" xml:id="id71" draw:id="id71" draw:layer="layout" svg:width="0.508cm" svg:height="0.508cm" svg:x="24.622cm" svg:y="28.366cm">
          <text:p text:style-name="P1"><text:span text:style-name="T1">4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0" draw:id="id70" draw:layer="layout" svg:width="0.508cm" svg:height="0.508cm" svg:x="25.257cm" svg:y="28.366cm">
          <text:p text:style-name="P1"><text:span text:style-name="T1">4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5.511cm" svg:y1="28.366cm" svg:x2="25.483cm" svg:y2="24.368cm" draw:start-shape="id70" draw:start-glue-point="4" svg:d="M25511 28366v-2249h-28v-1749" svg:viewBox="0 0 29 3999">
          <text:p/>
        </draw:connector>
        <draw:connector draw:style-name="gr2" draw:text-style-name="P2" draw:layer="layout" svg:x1="24.876cm" svg:y1="28.874cm" svg:x2="24.811cm" svg:y2="34.421cm" draw:start-shape="id71" draw:start-glue-point="8" svg:d="M24876 28874v3025h-65v2522" svg:viewBox="0 0 66 5548">
          <text:p/>
        </draw:connector>
        <draw:connector draw:style-name="gr3" draw:text-style-name="P2" draw:layer="layout" svg:x1="25.511cm" svg:y1="28.874cm" svg:x2="25.527cm" svg:y2="34.453cm" draw:start-shape="id70" draw:start-glue-point="8" svg:d="M25511 28874v3041h16v2538" svg:viewBox="0 0 17 5580">
          <text:p/>
        </draw:connector>
        <draw:connector draw:style-name="gr3" draw:text-style-name="P2" draw:layer="layout" svg:x1="24.877cm" svg:y1="28.366cm" svg:x2="24.841cm" svg:y2="24.387cm" svg:d="M24877 28366v-1989h-36v-1990" svg:viewBox="0 0 37 3980">
          <text:p/>
        </draw:connector>
        <draw:custom-shape draw:style-name="gr1" draw:text-style-name="P2" xml:id="id73" draw:id="id73" draw:layer="layout" svg:width="0.508cm" svg:height="0.508cm" svg:x="26.4cm" svg:y="26.588cm">
          <text:p text:style-name="P1"><text:span text:style-name="T1">h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2" draw:id="id72" draw:layer="layout" svg:width="0.508cm" svg:height="0.508cm" svg:x="27.035cm" svg:y="26.588cm">
          <text:p text:style-name="P1"><text:span text:style-name="T1">h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7.289cm" svg:y1="26.588cm" svg:x2="27.268cm" svg:y2="20.855cm" draw:start-shape="id72" draw:start-glue-point="4" svg:d="M27289 26588v-3117h-21v-2616" svg:viewBox="0 0 22 5734">
          <text:p/>
        </draw:connector>
        <draw:connector draw:style-name="gr2" draw:text-style-name="P2" draw:layer="layout" svg:x1="26.654cm" svg:y1="27.096cm" svg:x2="26.589cm" svg:y2="32.643cm" draw:start-shape="id73" draw:start-glue-point="8" svg:d="M26654 27096v3025h-65v2522" svg:viewBox="0 0 66 5548">
          <text:p/>
        </draw:connector>
        <draw:connector draw:style-name="gr3" draw:text-style-name="P2" draw:layer="layout" svg:x1="27.289cm" svg:y1="27.096cm" svg:x2="27.305cm" svg:y2="32.675cm" draw:start-shape="id72" draw:start-glue-point="8" svg:d="M27289 27096v3041h16v2538" svg:viewBox="0 0 17 5580">
          <text:p/>
        </draw:connector>
        <draw:connector draw:style-name="gr3" draw:text-style-name="P2" draw:layer="layout" svg:x1="26.655cm" svg:y1="26.588cm" svg:x2="26.583cm" svg:y2="20.917cm" svg:d="M26655 26588v-2835h-72v-2836" svg:viewBox="0 0 73 5672">
          <text:p/>
        </draw:connector>
        <draw:custom-shape draw:style-name="gr1" draw:text-style-name="P2" xml:id="id75" draw:id="id75" draw:layer="layout" svg:width="0.508cm" svg:height="0.508cm" svg:x="28.051cm" svg:y="28.323cm">
          <text:p text:style-name="P1"><text:span text:style-name="T1">4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4" draw:id="id74" draw:layer="layout" svg:width="0.508cm" svg:height="0.508cm" svg:x="28.686cm" svg:y="28.323cm">
          <text:p text:style-name="P1"><text:span text:style-name="T1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8.94cm" svg:y1="28.323cm" svg:x2="28.919cm" svg:y2="22.59cm" draw:start-shape="id74" draw:start-glue-point="4" svg:d="M28940 28323v-3117h-21v-2616" svg:viewBox="0 0 22 5734">
          <text:p/>
        </draw:connector>
        <draw:connector draw:style-name="gr2" draw:text-style-name="P2" draw:layer="layout" svg:x1="28.305cm" svg:y1="28.831cm" svg:x2="28.24cm" svg:y2="34.378cm" draw:start-shape="id75" draw:start-glue-point="8" svg:d="M28305 28831v3025h-65v2522" svg:viewBox="0 0 66 5548">
          <text:p/>
        </draw:connector>
        <draw:connector draw:style-name="gr3" draw:text-style-name="P2" draw:layer="layout" svg:x1="28.94cm" svg:y1="28.831cm" svg:x2="28.956cm" svg:y2="34.41cm" draw:start-shape="id74" draw:start-glue-point="8" svg:d="M28940 28831v3041h16v2538" svg:viewBox="0 0 17 5580">
          <text:p/>
        </draw:connector>
        <draw:connector draw:style-name="gr3" draw:text-style-name="P2" draw:layer="layout" svg:x1="28.306cm" svg:y1="28.323cm" svg:x2="28.234cm" svg:y2="22.652cm" svg:d="M28306 28323v-2835h-72v-2836" svg:viewBox="0 0 73 5672">
          <text:p/>
        </draw:connector>
        <draw:custom-shape draw:style-name="gr1" draw:text-style-name="P2" xml:id="id77" draw:id="id77" draw:layer="layout" svg:width="0.508cm" svg:height="0.508cm" svg:x="30.21cm" svg:y="26.545cm">
          <text:p text:style-name="P1"><text:span text:style-name="T1">h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6" draw:id="id76" draw:layer="layout" svg:width="0.508cm" svg:height="0.508cm" svg:x="30.845cm" svg:y="26.545cm">
          <text:p text:style-name="P1"><text:span text:style-name="T1">h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1.099cm" svg:y1="26.545cm" svg:x2="31.078cm" svg:y2="20.812cm" draw:start-shape="id76" draw:start-glue-point="4" svg:d="M31099 26545v-3117h-21v-2616" svg:viewBox="0 0 22 5734">
          <text:p/>
        </draw:connector>
        <draw:connector draw:style-name="gr2" draw:text-style-name="P2" draw:layer="layout" svg:x1="30.464cm" svg:y1="27.053cm" svg:x2="30.38cm" svg:y2="34.333cm" draw:start-shape="id77" draw:start-glue-point="8" svg:d="M30464 27053v3891h-84v3389" svg:viewBox="0 0 85 7281">
          <text:p/>
        </draw:connector>
        <draw:connector draw:style-name="gr3" draw:text-style-name="P2" draw:layer="layout" svg:x1="31.099cm" svg:y1="27.053cm" svg:x2="31.19cm" svg:y2="34.333cm" draw:start-shape="id76" draw:start-glue-point="8" svg:d="M31099 27053v3891h91v3389" svg:viewBox="0 0 92 7281">
          <text:p/>
        </draw:connector>
        <draw:connector draw:style-name="gr3" draw:text-style-name="P2" draw:layer="layout" svg:x1="30.465cm" svg:y1="26.545cm" svg:x2="30.393cm" svg:y2="20.874cm" svg:d="M30465 26545v-2835h-72v-2836" svg:viewBox="0 0 73 5672">
          <text:p/>
        </draw:connector>
        <draw:custom-shape draw:style-name="gr1" draw:text-style-name="P2" xml:id="id78" draw:id="id78" draw:layer="layout" svg:width="0.508cm" svg:height="0.508cm" svg:x="5.572cm" svg:y="28.237cm">
          <text:p text:style-name="P1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9" draw:id="id79" draw:layer="layout" svg:width="0.508cm" svg:height="0.508cm" svg:x="6.207cm" svg:y="28.237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5.826cm" svg:y1="28.237cm" svg:x2="5.841cm" svg:y2="27.594cm" draw:start-shape="id78" draw:start-glue-point="4" svg:d="M5826 28237v-572h15v-71" svg:viewBox="0 0 16 644">
          <text:p/>
        </draw:connector>
        <draw:connector draw:style-name="gr2" draw:text-style-name="P2" draw:layer="layout" svg:x1="6.461cm" svg:y1="28.237cm" svg:x2="6.453cm" svg:y2="27.543cm" draw:start-shape="id79" draw:start-glue-point="4" svg:d="M6461 28237v-597h-8v-97" svg:viewBox="0 0 9 695">
          <text:p/>
        </draw:connector>
        <draw:connector draw:style-name="gr2" draw:text-style-name="P2" draw:layer="layout" svg:x1="5.826cm" svg:y1="28.745cm" svg:x2="5.821cm" svg:y2="31.057cm" draw:start-shape="id78" draw:start-glue-point="8" svg:d="M5826 28745v1407h-5v905" svg:viewBox="0 0 6 2313">
          <text:p/>
        </draw:connector>
        <draw:connector draw:style-name="gr3" draw:text-style-name="P2" draw:layer="layout" svg:x1="6.461cm" svg:y1="28.745cm" svg:x2="6.463cm" svg:y2="31.076cm" draw:start-shape="id79" draw:start-glue-point="8" svg:d="M6461 28745v1417h2v914" svg:viewBox="0 0 3 2332">
          <text:p/>
        </draw:connector>
        <draw:custom-shape draw:style-name="gr1" draw:text-style-name="P2" xml:id="id80" draw:id="id80" draw:layer="layout" svg:width="0.508cm" svg:height="0.508cm" svg:x="6.715cm" svg:y="30.015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1" draw:id="id81" draw:layer="layout" svg:width="0.508cm" svg:height="0.508cm" svg:x="7.35cm" svg:y="30.015cm">
          <text:p text:style-name="P1"><text:span text:style-name="T1">3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6.969cm" svg:y1="30.015cm" svg:x2="6.984cm" svg:y2="29.372cm" draw:start-shape="id80" draw:start-glue-point="4" svg:d="M6969 30015v-572h15v-71" svg:viewBox="0 0 16 644">
          <text:p/>
        </draw:connector>
        <draw:connector draw:style-name="gr2" draw:text-style-name="P2" draw:layer="layout" svg:x1="7.604cm" svg:y1="30.015cm" svg:x2="7.596cm" svg:y2="29.321cm" draw:start-shape="id81" draw:start-glue-point="4" svg:d="M7604 30015v-597h-8v-97" svg:viewBox="0 0 9 695">
          <text:p/>
        </draw:connector>
        <draw:connector draw:style-name="gr2" draw:text-style-name="P2" draw:layer="layout" svg:x1="6.969cm" svg:y1="30.523cm" svg:x2="6.964cm" svg:y2="32.835cm" draw:start-shape="id80" draw:start-glue-point="8" svg:d="M6969 30523v1407h-5v905" svg:viewBox="0 0 6 2313">
          <text:p/>
        </draw:connector>
        <draw:connector draw:style-name="gr3" draw:text-style-name="P2" draw:layer="layout" svg:x1="7.604cm" svg:y1="30.523cm" svg:x2="7.606cm" svg:y2="32.854cm" draw:start-shape="id81" draw:start-glue-point="8" svg:d="M7604 30523v1417h2v914" svg:viewBox="0 0 3 2332">
          <text:p/>
        </draw:connector>
        <draw:custom-shape draw:style-name="gr5" draw:text-style-name="P2" draw:layer="layout" svg:width="0.127cm" svg:height="0.127cm" svg:x="4.302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4.81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4.302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4.81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5.826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6.334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8.112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8.62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1.414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1.922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4.302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4.81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4.302cm" svg:y="2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4.81cm" svg:y="2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4.302cm" svg:y="2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4.81cm" svg:y="2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4.302cm" svg:y="2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4.81cm" svg:y="2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4.302cm" svg:y="3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4.81cm" svg:y="3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4.302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4.81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4.302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4.81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5.826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6.334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6.969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7.477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9.255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9.763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0.271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0.779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1.414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1.922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8.112cm" svg:y="3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8.62cm" svg:y="3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5.826cm" svg:y="3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6.334cm" svg:y="3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6.969cm" svg:y="2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7.477cm" svg:y="2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5.826cm" svg:y="2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6.334cm" svg:y="2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6.969cm" svg:y="2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7.477cm" svg:y="2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8.112cm" svg:y="2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8.62cm" svg:y="2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6.969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7.477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5.826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6.334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0.271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0.779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9.255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9.763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9.255cm" svg:y="2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9.763cm" svg:y="2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0.271cm" svg:y="2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0.779cm" svg:y="2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1.414cm" svg:y="2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1.922cm" svg:y="2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2.557cm" svg:y="2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3.065cm" svg:y="2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2.557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3.065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3.7cm" svg:y="3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4.208cm" svg:y="3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4.843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5.351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5.986cm" svg:y="2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6.494cm" svg:y="2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7.129cm" svg:y="3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7.637cm" svg:y="3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8.399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8.907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9.669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20.177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4.843cm" svg:y="2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5.351cm" svg:y="2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3.7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4.208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8.399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8.907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7.129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7.637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5.986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6.494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9.669cm" svg:y="2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20.177cm" svg:y="2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23.225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23.733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21.574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22.082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24.876cm" svg:y="2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25.384cm" svg:y="2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21.574cm" svg:y="3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22.082cm" svg:y="3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23.225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23.733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24.876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25.384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26.654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27.162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28.305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28.813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30.464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30.972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26.654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27.162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28.305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28.813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30.464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30.972cm" svg:y="3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.378cm" svg:y1="18.526cm" svg:x2="3.902cm" svg:y2="18.526cm">
          <text:p/>
        </draw:line>
        <draw:line draw:style-name="gr7" draw:text-style-name="P1" draw:layer="layout" svg:x1="2.378cm" svg:y1="19.326cm" svg:x2="3.902cm" svg:y2="19.326cm">
          <text:p/>
        </draw:line>
        <draw:frame draw:style-name="gr8" draw:layer="layout" svg:width="0.762cm" svg:height="0.962cm" svg:x="4.175cm" svg:y="18.072cm">
          <draw:text-box>
            <text:p>+</text:p>
          </draw:text-box>
        </draw:frame>
        <draw:frame draw:style-name="gr8" draw:layer="layout" svg:width="0.762cm" svg:height="0.962cm" svg:x="4.275cm" svg:y="18.834cm">
          <draw:text-box>
            <text:p>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3.0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0:25:49.267797776</meta:creation-date>
    <dc:date>2016-02-21T16:11:32.332665384</dc:date>
    <meta:editing-duration>PT3H23M11S</meta:editing-duration>
    <meta:editing-cycles>53</meta:editing-cycles>
    <meta:generator>LibreOffice/4.2.8.2$Linux_X86_64 LibreOffice_project/420m0$Build-2</meta:generator>
    <meta:document-statistic meta:object-count="350"/>
  </office:meta>
</office:document-meta>
</file>